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4" office:value-type="string" calcext:value-type="string">
            <text:p>Consumido</text:p>
          </table:table-cell>
          <table:table-cell table:style-name="ce15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4" calcext:value-type="float">
            <text:p>4</text:p>
          </table:table-cell>
          <table:table-cell table:formula="of:=SUM([.H9:.AE9])" office:value-type="float" office:value="6" calcext:value-type="float">
            <text:p>6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4" calcext:value-type="float">
            <text:p>4</text:p>
          </table:table-cell>
          <table:table-cell table:formula="of:=SUM([.H10:.AE1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2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2" calcext:value-type="float">
            <text:p>2</text:p>
          </table:table-cell>
          <table:table-cell table:formula="of:=SUM([.H13:.AE1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3" table:number-columns-repeated="2"/>
          <table:table-cell table:style-name="ce17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56" calcext:value-type="float">
            <text:p>56</text:p>
          </table:table-cell>
          <table:table-cell table:formula="of:=SUM([.H23:.AE23])" office:value-type="float" office:value="38" calcext:value-type="float">
            <text:p>38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6" calcext:value-type="float">
            <text:p>56</text:p>
          </table:table-cell>
          <table:table-cell table:formula="of:=[.$D24]-SUM([.$H23:.S23])" office:value-type="float" office:value="56" calcext:value-type="float">
            <text:p>56</text:p>
          </table:table-cell>
          <table:table-cell table:formula="of:=[.$D24]-SUM([.$H23:.T23])" office:value-type="float" office:value="56" calcext:value-type="float">
            <text:p>56</text:p>
          </table:table-cell>
          <table:table-cell table:formula="of:=[.$D24]-SUM([.$H23:.U23])" office:value-type="float" office:value="56" calcext:value-type="float">
            <text:p>56</text:p>
          </table:table-cell>
          <table:table-cell table:formula="of:=[.$D24]-SUM([.$H23:.V23])" office:value-type="float" office:value="56" calcext:value-type="float">
            <text:p>56</text:p>
          </table:table-cell>
          <table:table-cell table:formula="of:=[.$D24]-SUM([.$H23:.W23])" office:value-type="float" office:value="56" calcext:value-type="float">
            <text:p>56</text:p>
          </table:table-cell>
          <table:table-cell table:formula="of:=[.$D24]-SUM([.$H23:.X23])" office:value-type="float" office:value="56" calcext:value-type="float">
            <text:p>56</text:p>
          </table:table-cell>
          <table:table-cell table:formula="of:=[.$D24]-SUM([.$H23:.Y23])" office:value-type="float" office:value="56" calcext:value-type="float">
            <text:p>56</text:p>
          </table:table-cell>
          <table:table-cell table:formula="of:=[.$D24]-SUM([.$H23:.Z23])" office:value-type="float" office:value="56" calcext:value-type="float">
            <text:p>56</text:p>
          </table:table-cell>
          <table:table-cell table:formula="of:=[.$D24]-SUM([.$H23:.AA23])" office:value-type="float" office:value="56" calcext:value-type="float">
            <text:p>56</text:p>
          </table:table-cell>
          <table:table-cell table:formula="of:=[.$D24]-SUM([.$H23:.AB23])" office:value-type="float" office:value="56" calcext:value-type="float">
            <text:p>56</text:p>
          </table:table-cell>
          <table:table-cell table:formula="of:=[.$D24]-SUM([.$H23:.AC23])" office:value-type="float" office:value="56" calcext:value-type="float">
            <text:p>56</text:p>
          </table:table-cell>
          <table:table-cell table:formula="of:=[.$D24]-SUM([.$H23:.AD23])" office:value-type="float" office:value="56" calcext:value-type="float">
            <text:p>56</text:p>
          </table:table-cell>
          <table:table-cell table:formula="of:=[.$D24]-SUM([.$H23:.AE23])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4" calcext:value-type="float">
            <text:p>14</text:p>
          </table:table-cell>
          <table:table-cell table:formula="of:=[.F24]/4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23:06:09.8145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6-12T23:09:48.743184000</dc:date>
    <meta:editing-duration>PT3H54M24S</meta:editing-duration>
    <meta:editing-cycles>29</meta:editing-cycles>
    <meta:generator>LibreOffice/5.1.3.2$MacOSX_X86_64 LibreOffice_project/644e4637d1d8544fd9f56425bd6cec110e49301b</meta:generator>
    <meta:document-statistic meta:table-count="2" meta:cell-count="219" meta:object-count="0"/>
  </office:meta>
</office:document-meta>
</file>